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12cm" fo:min-width="1.904cm"/>
    </style:style>
    <style:style style:name="gr2" style:family="graphic" style:parent-style-name="standard">
      <style:graphic-properties draw:textarea-horizontal-align="justify" draw:textarea-vertical-align="middle" draw:auto-grow-height="false" fo:min-height="1.35cm" fo:min-width="2.8cm"/>
    </style:style>
    <style:style style:name="gr3" style:family="graphic" style:parent-style-name="standard">
      <style:graphic-properties draw:textarea-horizontal-align="justify" draw:textarea-vertical-align="middle" draw:auto-grow-height="false" fo:min-height="1.51cm" fo:min-width="7.278cm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51cm" fo:min-width="3.48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4cm" svg:height="1.5cm" svg:x="6.8cm" svg:y="1.5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3.4cm" svg:height="1.5cm" svg:x="6.8cm" svg:y="25.302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6.6cm" svg:height="3.2cm" svg:x="5.2cm" svg:y="7cm">
          <text:p text:style-name="P1">for speed</text:p>
          <text:p text:style-name="P1">in speeds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" xml:id="id2" draw:id="id2" draw:layer="layout" svg:width="8.4cm" svg:height="1.9cm" svg:x="4.3cm" svg:y="4.105cm">
          <text:p text:style-name="P1">Calculate direction to targe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4" draw:text-style-name="P2" draw:layer="layout" svg:width="2.8cm" svg:height="1cm" svg:x="6cm" svg:y="17.5cm">
          <draw:text-box>
            <text:p text:style-name="P1">False</text:p>
          </draw:text-box>
        </draw:frame>
        <draw:custom-shape draw:style-name="gr3" draw:text-style-name="P1" xml:id="id4" draw:id="id4" draw:layer="layout" svg:width="8.4cm" svg:height="1.9cm" svg:x="4.279cm" svg:y="11.24cm">
          <text:p text:style-name="P1">Calculate proposed locatio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3" draw:layer="layout" svg:x1="8.5cm" svg:y1="3cm" svg:x2="8.5cm" svg:y2="4.105cm" draw:start-shape="id1" draw:start-glue-point="8" draw:end-shape="id2" draw:end-glue-point="4" svg:d="M8500 3000v1105" svg:viewBox="0 0 1 1106">
          <text:p/>
        </draw:connector>
        <draw:connector draw:style-name="gr5" draw:text-style-name="P3" draw:layer="layout" svg:x1="8.5cm" svg:y1="6.005cm" svg:x2="8.5cm" svg:y2="7cm" draw:start-shape="id2" draw:start-glue-point="6" draw:end-shape="id3" draw:end-glue-point="4" svg:d="M8500 6005v995" svg:viewBox="0 0 1 996">
          <text:p/>
        </draw:connector>
        <draw:connector draw:style-name="gr5" draw:text-style-name="P3" draw:layer="layout" svg:x1="8.5cm" svg:y1="10.2cm" svg:x2="8.479cm" svg:y2="11.24cm" draw:start-shape="id3" draw:start-glue-point="6" draw:end-shape="id4" draw:end-glue-point="4" svg:d="M8500 10200v521h-21v519" svg:viewBox="0 0 22 1041">
          <text:p/>
        </draw:connector>
        <draw:custom-shape draw:style-name="gr3" draw:text-style-name="P1" xml:id="id5" draw:id="id5" draw:layer="layout" svg:width="8.4cm" svg:height="1.9cm" svg:x="4.3cm" svg:y="22.4cm">
          <text:p text:style-name="P1">location = proposed locatio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3" draw:layer="layout" svg:x1="8.5cm" svg:y1="24.3cm" svg:x2="8.5cm" svg:y2="25.302cm" draw:start-shape="id5" draw:start-glue-point="6" draw:end-shape="id6" draw:end-glue-point="4" svg:d="M8500 24300v1002" svg:viewBox="0 0 1 1003">
          <text:p/>
        </draw:connector>
        <draw:connector draw:style-name="gr5" draw:text-style-name="P3" draw:layer="layout" draw:line-skew="-2.799cm 5.199cm" svg:x1="5.2cm" svg:y1="8.6cm" svg:x2="8.5cm" svg:y2="22.4cm" draw:start-shape="id3" draw:start-glue-point="5" draw:end-shape="id5" draw:end-glue-point="4" svg:d="M5200 8600h-3300v12900h6600v900" svg:viewBox="0 0 6601 13801">
          <text:p/>
        </draw:connector>
        <draw:custom-shape draw:style-name="gr2" draw:text-style-name="P1" xml:id="id7" draw:id="id7" draw:layer="layout" svg:width="6.6cm" svg:height="3.2cm" svg:x="5.2cm" svg:y="14.1cm">
          <text:p text:style-name="P1">Causes collision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3" draw:layer="layout" svg:x1="8.479cm" svg:y1="13.14cm" svg:x2="8.5cm" svg:y2="14.1cm" draw:start-shape="id4" draw:start-glue-point="6" draw:end-shape="id7" draw:end-glue-point="4" svg:d="M8479 13140v481h21v479" svg:viewBox="0 0 22 961">
          <text:p/>
        </draw:connector>
        <draw:connector draw:style-name="gr5" draw:text-style-name="P3" draw:layer="layout" svg:x1="8.5cm" svg:y1="17.3cm" svg:x2="8.5cm" svg:y2="22.4cm" draw:start-shape="id7" draw:start-glue-point="6" draw:end-shape="id5" draw:end-glue-point="4" svg:d="M8500 17300v5100" svg:viewBox="0 0 1 5101">
          <text:p/>
        </draw:connector>
        <draw:custom-shape draw:style-name="gr2" draw:text-style-name="P1" xml:id="id8" draw:id="id8" draw:layer="layout" svg:width="6.6cm" svg:height="3.2cm" svg:x="10cm" svg:y="16.6cm">
          <text:p text:style-name="P1">speed ==</text:p>
          <text:p text:style-name="P1">min spe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3" draw:layer="layout" svg:x1="11.8cm" svg:y1="15.7cm" svg:x2="13.3cm" svg:y2="16.6cm" draw:start-shape="id7" draw:start-glue-point="7" draw:end-shape="id8" draw:end-glue-point="4" svg:d="M11800 15700h1500v900" svg:viewBox="0 0 1501 901">
          <text:p/>
        </draw:connector>
        <draw:custom-shape draw:style-name="gr6" draw:text-style-name="P1" xml:id="id9" draw:id="id9" draw:layer="layout" svg:width="4.3cm" svg:height="1.9cm" svg:x="15.6cm" svg:y="19.8cm">
          <text:p text:style-name="P1">Wiggl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3" draw:layer="layout" svg:x1="17.75cm" svg:y1="19.8cm" svg:x2="11.8cm" svg:y2="8.6cm" draw:start-shape="id9" draw:start-glue-point="4" draw:end-shape="id3" draw:end-glue-point="7" svg:d="M17750 19800v-11200h-5950" svg:viewBox="0 0 5951 11201">
          <text:p/>
        </draw:connector>
        <draw:connector draw:style-name="gr5" draw:text-style-name="P3" draw:layer="layout" svg:x1="13.3cm" svg:y1="19.8cm" svg:x2="15.6cm" svg:y2="20.75cm" draw:start-shape="id8" draw:start-glue-point="6" draw:end-shape="id9" draw:end-glue-point="5" svg:d="M13300 19800v950h2300" svg:viewBox="0 0 2301 951">
          <text:p/>
        </draw:connector>
        <draw:connector draw:style-name="gr5" draw:text-style-name="P3" draw:layer="layout" draw:line-skew="0.598cm" svg:x1="16.6cm" svg:y1="18.2cm" svg:x2="11.8cm" svg:y2="8.6cm" draw:start-shape="id8" draw:start-glue-point="7" draw:end-shape="id3" draw:end-glue-point="7" svg:d="M16600 18200h1100v-9600h-5900" svg:viewBox="0 0 5901 9601">
          <text:p/>
        </draw:connector>
        <draw:frame draw:style-name="gr4" draw:text-style-name="P2" draw:layer="layout" svg:width="2.8cm" svg:height="1cm" svg:x="11cm" svg:y="14.8cm">
          <draw:text-box>
            <text:p text:style-name="P1">True</text:p>
          </draw:text-box>
        </draw:frame>
        <draw:frame draw:style-name="gr4" draw:text-style-name="P2" draw:layer="layout" svg:width="2.8cm" svg:height="1cm" svg:x="15.2cm" svg:y="16.956cm">
          <draw:text-box>
            <text:p text:style-name="P1">False</text:p>
          </draw:text-box>
        </draw:frame>
        <draw:frame draw:style-name="gr4" draw:text-style-name="P2" draw:layer="layout" svg:width="2.8cm" svg:height="1cm" svg:x="12.9cm" svg:y="19.8cm">
          <draw:text-box>
            <text:p text:style-name="P1">Tru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8T17:06:45.085306207</meta:creation-date>
    <dc:date>2019-09-08T17:52:06.388445153</dc:date>
    <meta:editing-duration>PT21M18S</meta:editing-duration>
    <meta:editing-cycles>4</meta:editing-cycles>
    <meta:generator>LibreOffice/6.1.6.3$Linux_X86_64 LibreOffice_project/10$Build-3</meta:generator>
    <meta:document-statistic meta:object-count="24"/>
  </office:meta>
</office:document-meta>
</file>